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Quotations">
      <style:paragraph-properties fo:margin-left="1cm" fo:margin-right="1cm" fo:text-indent="0cm" style:auto-text-indent="false"/>
    </style:style>
    <style:style style:name="P2" style:family="paragraph" style:parent-style-name="Quotations">
      <style:text-properties fo:font-weight="bold"/>
    </style:style>
    <style:style style:name="P3" style:family="paragraph" style:parent-style-name="Quotations">
      <style:text-properties officeooo:paragraph-rsid="001a8ec3"/>
    </style:style>
    <style:style style:name="P4" style:family="paragraph" style:parent-style-name="Quotations" style:list-style-name="L1"/>
    <style:style style:name="P5" style:family="paragraph" style:parent-style-name="Quotations" style:list-style-name="L2"/>
    <style:style style:name="P6" style:family="paragraph" style:parent-style-name="Quotations" style:list-style-name="L2">
      <style:paragraph-properties fo:margin-left="1cm" fo:margin-right="1cm" fo:text-indent="0cm" style:auto-text-indent="false"/>
    </style:style>
    <style:style style:name="P7" style:family="paragraph" style:parent-style-name="Quotations" style:list-style-name="L3"/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T3" style:family="text">
      <style:text-properties officeooo:rsid="0019deb7"/>
    </style:style>
    <style:style style:name="T4" style:family="text">
      <style:text-properties officeooo:rsid="001a8ec3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Хто ми (The Hook / Маніфест)</text:h>
      <text:p text:style-name="Quotations"><text:span text:style-name="T1">Про нас (About Us)</text:span> Громадська організація «Медіа-Центр «Третя столиця» зареєстрована у січні <text:span text:style-name="T3">2021 року як</text:span> незалежний хаб, який об'єднує професійних журналістів, продюсерів та творців контенту. Ми створили якісні локальні та регіональні медіа, захищаємо інформаційний простір та розвиваємо гіперлокальну журналістику в Україні.</text:p>
      <text:p text:style-name="P1"><text:bookmark text:name="p-rc_5d886abe79815199-96"/><text:span text:style-name="T1">Наша місія (Our Mission):</text:span> Сприяння розвитку незалежних засобів масової інформації та аудіовізуального мистецтва в Україні. Ми будуємо мости між локальними громадами та світом, забезпечуючи аудиторію об'єктивною інформацією через сучасні формати мовлення.</text:p>
      <text:h text:style-name="Heading_20_3" text:outline-level="3">БЛОК 2. Наша екосистема (Our Media Ecosystem)</text:h>
      <text:p text:style-name="Text_20_body"/>
      <text:p text:style-name="P2">Що ми створили:</text:p>
      <text:list text:style-name="L1">
        <text:list-item>
          <text:p text:style-name="P4">🎙️ <text:span text:style-name="T1">FM-радіо «RESPECT»:</text:span> Класичне ефірне радіомовлення, що забезпечує оперативне інформування жителів регіону Рівненщини та Хмельниччини на частоті <text:span text:style-name="T3">92.3 fm. Ми створюємо місцеві новини, ток-шоу «Про важливе» та «МедіаПолітика», де обговорюємо нагальні проблеми регіону та країни.</text:span></text:p>
        </text:list-item>
        <text:list-item>
          <text:p text:style-name="P4">🌐 <text:span text:style-name="T1">Online-радіо «RESPECT UA»:</text:span> Цифровий формат, який долає географічні кордони, об'єднуючи українців по всьому світу. Програма онлайн-радіо синхронізована з програмою локальної <text:span text:style-name="T4">fm-радіостанції. Це дає можливість чути наш регіон з будь-якого місця, де є Інтернет.</text:span></text:p>
        </text:list-item>
        <text:list-item>
          <text:p text:style-name="P4">▶️ <text:span text:style-name="T1">YouTube-канал «RIVNE LIVE»:</text:span> Візуальний сторітелінг, глибокі інтерв'ю та оперативні відеорепортажі з місця подій, місцеві ток-шоу «Про важливе» та «<text:span text:style-name="T3">МедіаПолітика», які також транслюються на радіо.</text:span></text:p>
        </text:list-item>
        <text:list-item>
          <text:p text:style-name="P4">📰 <text:span text:style-name="T1">Гіперлокальні мережі:</text:span> Ми розвиваємо цифрові медіаплатформи та соціальні мережі, які дають голос місцевим громадам та лідерам думок.</text:p>
        </text:list-item>
      </text:list>
      <text:h text:style-name="Heading_20_3" text:outline-level="3">БЛОК 3. Чому ми (Our Expertise &amp; Impact)</text:h>
      <text:p text:style-name="P2">Наші переваги:</text:p>
      <text:list text:style-name="L2">
        <text:list-item>
          <text:p text:style-name="P6"><text:bookmark text:name="p-rc_5d886abe79815199-97"/><text:span text:style-name="T1">Професійна команда:</text:span> ГО заснована практиками — медіаменеджерами, теле- і радіопродюсерами, викладачами журналістики та операторами. Ми знаємо, як створювати контент, що утримує увагу.</text:p>
        </text:list-item>
        <text:list-item>
          <text:p text:style-name="P5"><text:span text:style-name="T1">Технологічність:</text:span> Від класичного ефірного мовлення до використання новітніх цифрових інструментів та штучного інтелекту у виробництві аудіовізуального контенту.</text:p>
        </text:list-item>
        <text:list-item>
          <text:p text:style-name="P5"><text:span text:style-name="T1">Регіональна експертиза:</text:span> Ми розуміємо специфіку локальних громад, вміємо працювати з інформацією на місцях та об'єднувати регіональні інформаційні потоки.</text:p>
        </text:list-item>
        <text:list-item>
          <text:p text:style-name="P6"><text:bookmark text:name="p-rc_5d886abe79815199-98"/><text:soft-page-break/><text:span text:style-name="T1">Освітній напрямок:</text:span> Ми не лише створюємо медіа, а й сприяємо підготовці нових фахівців через організацію навчальних програм, майстер-класів та шкіл журналістики.</text:p>
        </text:list-item>
      </text:list>
      <text:h text:style-name="Heading_20_3" text:outline-level="3">БЛОК 4. Прозорість (Transparency &amp; Compliance)</text:h>
      <text:p text:style-name="P1"><text:bookmark text:name="p-rc_5d886abe79815199-99"/><text:span text:style-name="T1">Підзвітність та Стандарти:</text:span> Ми працюємо за міжнародними стандартами прозорості третього сектору та медіа. ГО «Медіа-Центр «<text:span text:style-name="T4">Третя столиця» - це неприбуткова громадська організація. Усі прибутки від комерційної діяльності йдуть на розвиток організації та медіа. </text:span>Управління здійснюється через незалежні органи (Загальні збори, Правління, Наглядова та Редакційна ради).</text:p>
      <text:list text:style-name="L3">
        <text:list-item>
          <text:p text:style-name="P7">[Лінк] Редакційна політика</text:p>
        </text:list-item>
        <text:list-item>
          <text:p text:style-name="P7">[Лінк] Антикорупційна політика</text:p>
        </text:list-item>
        <text:list-item>
          <text:p text:style-name="P7">[Лінк] Політика конфлікту інтересів</text:p>
        </text:list-item>
        <text:list-item>
          <text:p text:style-name="P7">[Лінк] Фінансова звітність <text:span text:style-name="T2">(залиште місце для майбутніх звітів)</text:span></text:p>
        </text:list-item>
      </text:list>
      <text:h text:style-name="Heading_20_3" text:outline-level="3">БЛОК 5. Заклик до дії (Partner with Us)</text:h>
      <text:p text:style-name="Quotations"><text:span text:style-name="T1">Відкриті до співпраці (Open for Partnership)</text:span> Ми шукаємо партнерів для спільного виробництва контенту, запуску нових медіапроєктів та розвитку громадянського суспільства в Україні.</text:p>
      <text:p text:style-name="P3"><text:span text:style-name="T2">Запрошуємо донорів, міжнародні фонди та європейські медіа-організації до співпраці.</text:span> </text:p>
      <text:p text:style-name="P3"/>
      <text:p text:style-name="Horizontal_20_Line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5-01T08:48:02.231007257</meta:creation-date>
    <dc:date>2026-05-01T10:22:25.790453563</dc:date>
    <meta:editing-duration>PT40M29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2" meta:paragraph-count="24" meta:word-count="407" meta:character-count="3120" meta:non-whitespace-character-count="2747"/>
  </office:meta>
</office:document-meta>
</file>